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fo:font-size="12.000000000000000pt"/>
    </style:style>
    <style:style style:name="T2" style:family="text">
      <style:text-properties fo:font-size="10.000000000000000pt"/>
    </style:style>
    <style:style style:name="P1" style:family="paragraph">
      <style:paragraph-properties style:font-independent-line-spacing="false" style:line-break="strict" style:punctuation-wrap="simple" style:text-autospace="ideograph-alpha" style:writing-mode="lr"/>
      <style:text-properties fo:country="US" fo:font-family="Nimbus Roman No9 L" fo:font-size="24.000000000000000pt" fo:language="en" style:font-family-generic="roman" style:font-pitch="variable" style:use-window-font-color="true"/>
    </style:style>
    <style:style style:name="P2" style:family="paragraph">
      <style:paragraph-properties fo:text-align="left" style:font-independent-line-spacing="false" style:line-break="strict" style:punctuation-wrap="simple" style:text-autospace="ideograph-alpha" style:writing-mode="lr"/>
      <style:text-properties fo:country="US" fo:font-family="Nimbus Roman No9 L" fo:font-size="24.000000000000000pt" fo:language="en" style:font-family-generic="roman" style:font-pitch="variable" style:use-window-font-color="true"/>
    </style:style>
    <style:style style:name="P3" style:family="paragraph">
      <style:text-properties fo:color="#000000" fo:font-family="Sans Serif" fo:font-size="12.000000000000000pt"/>
    </style:style>
    <style:style style:name="P4" style:parent-style-name="Bibliography_20custom5" style:family="paragraph">
      <style:paragraph-properties fo:background-color="transparent" fo:keep-together="auto" fo:text-align="center"/>
      <style:text-properties fo:background-color="transparent" fo:country="US" fo:font-family="NanumBarunGothic" fo:font-size="24.000000000000000pt" fo:font-style="normal" fo:font-variant="normal" fo:font-weight="630" fo:language="en" fo:text-transform="none" style:font-family-generic="roman" style:font-pitch="variable" style:text-line-through-style="none" style:text-line-through-type="none" style:text-underline-color="font-color" style:text-underline-style="none" style:text-underline-type="none" style:use-window-font-color="true"/>
    </style:style>
    <style:style style:name="gr1" style:family="graphic">
      <style:graphic-properties draw:fill="none" draw:stroke="none" fo:margin="0.000000000000000pt" style:wrap="biggest" style:wrap-contour="false" style:wrap-dynamic-threshold="0.000000000000000pt"/>
    </style:style>
    <style:style style:name="gr2" style:family="graphic">
      <style:graphic-properties draw:fill="solid" draw:fill-color="#ffffff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3" style:family="graphic">
      <style:graphic-properties draw:fill="none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4" style:family="graphic">
      <style:graphic-properties calligra:shadow-blur-radius="7.92pt" draw:fill="none" draw:shadow="visible" draw:shadow-color="#000000" draw:shadow-offset-x="5.60029pt" draw:shadow-offset-y="5.60029pt" draw:shadow-opacity="75.2941%" draw:stroke="none" fo:margin="0.000000000000000pt" style:wrap="biggest" style:wrap-contour="false" style:wrap-dynamic-threshold="0.000000000000000pt"/>
    </style:style>
    <style:style style:name="gr5" style:family="graphic">
      <style:graphic-properties calligra:shadow-blur-radius="7.92pt" draw:fill="none" draw:shadow="hidden" draw:shadow-color="#c94b4e" draw:shadow-offset-x="4.42881pt" draw:shadow-offset-y="-6.56598pt" draw:stroke="none" fo:margin="0.000000000000000pt" style:wrap="biggest" style:wrap-contour="false" style:wrap-dynamic-threshold="0.000000000000000pt"/>
    </style:style>
    <style:style style:name="gr6" style:family="graphic">
      <style:graphic-properties draw:fill="solid" draw:fill-color="#ffffff" draw:stroke="solid" draw:stroke-linejoin="bevel" draw:textarea-horizontal-align="left" draw:textarea-vertical-align="top" fo:margin="0.000000000000000pt" style:wrap="biggest" style:wrap-contour="false" style:wrap-dynamic-threshold="0.000000000000000pt" svg:fill-rule="nonzero" svg:stroke-color="#000000" svg:stroke-linecap="butt" svg:stroke-opacity="1" svg:stroke-width="1.417325290000000pt"/>
    </style:style>
    <style:style style:name="gr7" style:family="graphic">
      <style:graphic-properties draw:fill="none" draw:stroke="solid" draw:stroke-linejoin="bevel" draw:textarea-horizontal-align="center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8" style:family="graphic">
      <style:graphic-properties draw:auto-grow-height="false" draw:fill="none" draw:stroke="none" draw:textarea-vertical-align="top" fo:margin="0.000000000000000pt" fo:padding="0.000000000000000pt" style:wrap="biggest" style:wrap-contour="true" style:wrap-contour-mode="full" style:wrap-dynamic-threshold="0.000000000000000pt"/>
    </style:style>
    <style:style style:name="dp2" style:family="drawing-page"/>
  </office:automatic-styles>
  <office:body>
    <office:drawing>
      <draw:page draw:name="page1" draw:id="page1" xml:id="page1" draw:master-page-name="Default1" draw:style-name="dp2">
        <draw:layer-set>
          <draw:layer draw:name=""/>
        </draw:layer-set>
        <draw:g draw:style-name="gr1" xml:id="shape-1" draw:id="shape-1" svg:y="39.68510812000pt">
          <draw:rect draw:style-name="gr2" xml:id="shape-2" draw:id="shape-2" draw:layer="" svg:width="751.18240370000pt" svg:height="510.23710440000pt" svg:x="42.51975870000pt" svg:y="42.51975870000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3" xml:id="shape-3" draw:id="shape-3" draw:layer="" svg:width="751.18240370000pt" svg:height="510.23710440000pt" svg:x="42.51975870000pt" svg:y="42.51975870000pt">
            <draw:glue-point draw:id="4" svg:x="0.50000000000pt" svg:y="0.50000000000pt" draw:align="center"/>
            <draw:glue-point draw:id="5" svg:x="0.50000000000pt" svg:y="0.50000000000pt" draw:align="center"/>
            <text:p text:style-name="P1">environment</text:p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g draw:style-name="gr4" xml:id="shape-4" draw:id="shape-4" svg:y="195.59089002000pt">
          <draw:rect draw:style-name="gr2" xml:id="shape-5" draw:id="shape-5" draw:layer="" svg:width="184.25228770000pt" svg:height="247.81341732654pt" svg:x="56.69301160000pt" svg:y="198.42554060000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2" xml:id="shape-6" draw:id="shape-6" draw:layer="" svg:width="184.25228770000pt" svg:height="247.81341732654pt" svg:x="56.69301160000pt" svg:y="198.42554060000pt">
            <draw:glue-point draw:id="4" svg:x="0.50000000000pt" svg:y="0.50000000000pt" draw:align="center"/>
            <draw:glue-point draw:id="5" svg:x="0.50000000000pt" svg:y="0.50000000000pt" draw:align="center"/>
            <text:p text:style-name="P1">agent</text:p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g draw:style-name="gr5" xml:id="shape-7" draw:id="shape-7" svg:y="344.85928729022pt">
          <draw:rect draw:style-name="gr3" xml:id="shape-8" draw:id="shape-8" draw:layer="" svg:width="63.68978968596pt" svg:height="77.50364912978pt" svg:x="163.08225671404pt" svg:y="347.69393787022pt">
            <draw:glue-point draw:id="4" svg:x="0.50000000000pt" svg:y="0.50000000000pt" draw:align="center"/>
            <draw:glue-point draw:id="5" svg:x="0.50000000000pt" svg:y="0.50000000000pt" draw:align="center"/>
            <text:p text:style-name="P2"><text:span text:style-name="Novo_20estilo1">driver</text:span></text:p>
          </draw:rect>
          <draw:rect draw:style-name="gr3" xml:id="shape-9" draw:id="shape-9" draw:layer="" svg:width="63.68978968596pt" svg:height="77.50364912978pt" svg:x="163.08225671404pt" svg:y="347.69393787022pt">
            <draw:glue-point draw:id="4" svg:x="0.50000000000pt" svg:y="0.50000000000pt" draw:align="center"/>
            <draw:glue-point draw:id="5" svg:x="0.50000000000pt" svg:y="0.50000000000pt" draw:align="center"/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g draw:style-name="gr5" xml:id="shape-10" draw:id="shape-10" svg:y="252.28390162000pt">
          <draw:rect draw:style-name="gr3" xml:id="shape-11" draw:id="shape-11" draw:layer="" svg:width="63.68978968596pt" svg:height="56.69301160000pt" svg:x="163.08225671404pt" svg:y="255.11855220000pt">
            <draw:glue-point draw:id="4" svg:x="0.50000000000pt" svg:y="0.50000000000pt" draw:align="center"/>
            <draw:glue-point draw:id="5" svg:x="0.50000000000pt" svg:y="0.50000000000pt" draw:align="center"/>
            <text:p text:style-name="P1"><text:span text:style-name="T1">monitor</text:span></text:p>
          </draw:rect>
          <draw:rect draw:style-name="gr3" xml:id="shape-12" draw:id="shape-12" draw:layer="" svg:width="63.68978968596pt" svg:height="56.69301160000pt" svg:x="163.08225671404pt" svg:y="255.11855220000pt">
            <draw:glue-point draw:id="4" svg:x="0.50000000000pt" svg:y="0.50000000000pt" draw:align="center"/>
            <draw:glue-point draw:id="5" svg:x="0.50000000000pt" svg:y="0.50000000000pt" draw:align="center"/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g draw:style-name="gr5" xml:id="shape-13" draw:id="shape-13" svg:y="344.85928729022pt">
          <draw:rect draw:style-name="gr3" xml:id="shape-14" draw:id="shape-14" draw:layer="" svg:width="73.06363998348pt" svg:height="42.51975870000pt" svg:x="70.86626450000pt" svg:y="347.69393787022pt">
            <draw:glue-point draw:id="4" svg:x="0.50000000000pt" svg:y="0.50000000000pt" draw:align="center"/>
            <draw:glue-point draw:id="5" svg:x="0.50000000000pt" svg:y="0.50000000000pt" draw:align="center"/>
            <text:p text:style-name="P1"><text:span text:style-name="T1">sequencer</text:span></text:p>
          </draw:rect>
          <draw:rect draw:style-name="gr3" xml:id="shape-15" draw:id="shape-15" draw:layer="" svg:width="73.06363998348pt" svg:height="42.51975870000pt" svg:x="70.86626450000pt" svg:y="347.69393787022pt">
            <draw:glue-point draw:id="4" svg:x="0.50000000000pt" svg:y="0.50000000000pt" draw:align="center"/>
            <draw:glue-point draw:id="5" svg:x="0.50000000000pt" svg:y="0.50000000000pt" draw:align="center"/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g draw:style-name="gr1" xml:id="shape-16" draw:id="shape-16" svg:y="252.28390162000pt">
          <draw:rect draw:style-name="gr2" xml:id="shape-17" draw:id="shape-17" draw:layer="" svg:width="70.86626450000pt" svg:height="56.69301160000pt" svg:x="70.86626450000pt" svg:y="255.11855220000pt">
            <draw:glue-point draw:id="4" svg:x="0.50000000000pt" svg:y="0.50000000000pt" draw:align="center"/>
            <draw:glue-point draw:id="5" svg:x="0.50000000000pt" svg:y="0.50000000000pt" draw:align="center"/>
            <text:p text:style-name="P1"><text:span text:style-name="T1">configuration object</text:span></text:p>
          </draw:rect>
          <draw:rect draw:style-name="gr3" xml:id="shape-18" draw:id="shape-18" draw:layer="" svg:width="70.86626450000pt" svg:height="56.69301160000pt" svg:x="70.86626450000pt" svg:y="255.11855220000pt">
            <draw:glue-point draw:id="4" svg:x="0.50000000000pt" svg:y="0.50000000000pt" draw:align="center"/>
            <draw:glue-point draw:id="5" svg:x="0.50000000000pt" svg:y="0.50000000000pt" draw:align="center"/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custom-shape draw:style-name="gr6" xml:id="shape-19" draw:id="shape-19" draw:name="document" draw:layer="" svg:x="170.64934047333pt" svg:y="155.90578190000pt" svg:width="48.71686965244pt" svg:height="26.20321616038pt">
          <text:p text:style-name="P3"><text:span text:style-name="T2">seq_item</text:span>​</text:p>
          <draw:enhanced-geometry svg:viewBox="0 0 91 54" draw:modifiers="35" draw:text-areas="0 0 91 54" draw:enhanced-path="M0 0 L90.6988 0 L90.6988 48.3811 C72.5529 $0 63.4646 $0 45.3493 48.3811 C27.2341 ?f0 18.1153 ?f0 0 48.3811 Z">
            <draw:equation draw:name="f0" draw:formula="96.7622 - $0"/>
            <draw:handle draw:handle-position="72.5529 $0" draw:handle-range-y-minimum="30" draw:handle-range-y-maximum="7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g draw:style-name="gr1" xml:id="shape-20" draw:id="shape-20" svg:y="271.83892102334pt">
          <draw:rect draw:style-name="gr2" xml:id="shape-21" draw:id="shape-21" draw:layer="" svg:width="143.30348687244pt" svg:height="150.52401539666pt" svg:x="316.81200304608pt" svg:y="248.23236820439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7" xml:id="shape-22" draw:id="shape-22" draw:layer="" svg:width="143.30348687244pt" svg:height="150.52401539666pt" svg:x="316.81200304608pt" svg:y="248.23236820439pt">
            <draw:glue-point draw:id="4" svg:x="0.50000000000pt" svg:y="0.50000000000pt" draw:align="center"/>
            <draw:glue-point draw:id="5" svg:x="0.50000000000pt" svg:y="0.50000000000pt" draw:align="center"/>
            <text:p text:style-name="P4">dut</text:p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frame draw:style-name="gr8" xml:id="shape-23" draw:id="shape-23" draw:layer="" svg:width="56.69301160000pt" svg:height="14.17325290000pt" svg:x="361.20667328999pt" svg:y="318.43154101720pt">
          <draw:text-box>
            <text:p text:style-name="P3">miniMIPS</text:p>
          </draw:text-box>
          <draw:glue-point draw:id="4" svg:x="0.50000000000pt" svg:y="0.50000000000pt" draw:align="center"/>
        </draw:frame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Novo_20estilo1" style:display-name="Novo estilo" style:family="text">
      <style:text-properties fo:font-size="12.000000000000000pt" fo:font-weight="100"/>
    </style: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Novo_20estilo" style:display-name="Novo estilo" style:family="text">
      <style:text-properties fo:font-size="12.000000000000000pt" fo:font-weight="100"/>
    </style:style>
    <text:notes-configuration text:note-class="footnote" text:start-value="1" style:num-format="1" text:start-numbering-at="document" text:footnotes-position="page"/>
    <text:notes-configuration text:note-class="endnote" text:start-value="1" style:num-format="1" text:start-numbering-at="document" text:footnotes-position="page"/>
    <text:bibliography-configuration text:prefix="[" text:suffix="]" text:numbered-entries="false" text:sort-by-position="true"/>
  </office:styles>
  <office:automatic-styles>
    <style:style style:name="dp1" style:family="drawing-page"/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28.080000000000002pt" fo:padding="0.000000000000000pt" fo:page-height="595.276621799999930pt" fo:page-width="841.891222259999950pt" style:print-orientation="landscape"/>
    </style:page-layout>
  </office:automatic-styles>
  <office:master-styles>
    <style:master-page style:name="Default1" draw:style-name="dp1" style:display-name="empty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8.1</meta:generator>
    <dc:title/>
    <meta:initial-creator>Unknown</meta:initial-creator>
    <meta:editing-cycles>7</meta:editing-cycles>
    <dc:date>2015-01-28T00:16:38</dc:date>
    <meta:creation-date>2013-01-19T15:30:17</meta:creation-date>
    <dc:creator>Thiago Rider Augusto</dc:creator>
  </office:meta>
</office:document-meta>
</file>